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/>
    <style:font-face style:name="Microsoft Sans Serif1" svg:font-family="'Microsoft Sans Serif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Обычный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Heading_20_1" style:master-page-name="Standard">
      <style:paragraph-properties fo:text-align="justify" style:justify-single-word="false" style:page-number="auto"/>
      <style:text-properties officeooo:paragraph-rsid="00034edd"/>
    </style:style>
    <style:style style:name="P2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size="15pt" officeooo:paragraph-rsid="00034edd" style:font-name-asian="Times New Roman1" style:font-size-asian="15pt" style:font-name-complex="Times New Roman1" style:font-size-complex="14pt"/>
    </style:style>
    <style:style style:name="P3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size="13pt" officeooo:paragraph-rsid="00034edd" style:font-name-asian="Times New Roman1" style:font-size-asian="13pt" style:font-name-complex="Times New Roman1" style:font-size-complex="14pt"/>
    </style:style>
    <style:style style:name="P4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size="20.5pt" officeooo:paragraph-rsid="00034edd" style:font-name-asian="Times New Roman1" style:font-size-asian="20.5pt" style:font-name-complex="Times New Roman1" style:font-size-complex="14pt"/>
    </style:style>
    <style:style style:name="P5" style:family="paragraph" style:parent-style-name="Standard" style:list-style-name="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6" style:family="paragraph" style:parent-style-name="Standard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7" style:family="paragraph" style:parent-style-name="Standard" style:list-style-name="WWNum10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8" style:family="paragraph" style:parent-style-name="Standard" style:list-style-name="WWNum9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9" style:family="paragraph" style:parent-style-name="Standard" style:list-style-name="WWNum8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10" style:family="paragraph" style:parent-style-name="Standard">
      <style:paragraph-properties fo:margin-left="1.251cm" fo:margin-right="-0.039cm" fo:text-indent="0cm" style:auto-text-indent="false">
        <style:tab-stops>
          <style:tab-stop style:position="2cm"/>
          <style:tab-stop style:position="3.946cm"/>
          <style:tab-stop style:position="3.948cm"/>
        </style:tab-stops>
      </style:paragraph-properties>
      <style:text-properties officeooo:paragraph-rsid="00034edd"/>
    </style:style>
    <style:style style:name="P11" style:family="paragraph" style:parent-style-name="Standard" style:list-style-name="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12" style:family="paragraph" style:parent-style-name="Standard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officeooo:paragraph-rsid="00034edd"/>
    </style:style>
    <style:style style:name="P13" style:family="paragraph" style:parent-style-name="Standard" style:list-style-name="WWNum10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  <style:tab-stop style:position="3.948cm"/>
        </style:tab-stops>
      </style:paragraph-properties>
      <style:text-properties officeooo:paragraph-rsid="00034edd"/>
    </style:style>
    <style:style style:name="P14" style:family="paragraph" style:parent-style-name="Standard" style:list-style-name="WWNum9">
      <style:paragraph-properties fo:margin-left="0.25cm" fo:margin-right="-0.039cm" fo:text-align="justify" style:justify-single-word="false" fo:text-indent="1cm" style:auto-text-indent="false">
        <style:tab-stops>
          <style:tab-stop style:position="2cm"/>
          <style:tab-stop style:position="3.948cm"/>
        </style:tab-stops>
      </style:paragraph-properties>
      <style:text-properties officeooo:paragraph-rsid="00034edd"/>
    </style:style>
    <style:style style:name="P15" style:family="paragraph" style:parent-style-name="Standard">
      <style:paragraph-properties fo:margin-left="1.251cm" fo:margin-right="-0.039cm" fo:text-indent="1cm" style:auto-text-indent="false">
        <style:tab-stops>
          <style:tab-stop style:position="2cm"/>
          <style:tab-stop style:position="3.946cm"/>
        </style:tab-stops>
      </style:paragraph-properties>
      <style:text-properties officeooo:paragraph-rsid="00034edd"/>
    </style:style>
    <style:style style:name="P16" style:family="paragraph" style:parent-style-name="Standard" style:list-style-name="WWNum9">
      <style:paragraph-properties fo:margin-left="0.25cm" fo:margin-right="-0.039cm" fo:text-indent="1cm" style:auto-text-indent="false">
        <style:tab-stops>
          <style:tab-stop style:position="2cm"/>
          <style:tab-stop style:position="3.946cm"/>
          <style:tab-stop style:position="3.948cm"/>
          <style:tab-stop style:position="6.57cm"/>
          <style:tab-stop style:position="10.029cm"/>
          <style:tab-stop style:position="12.464cm"/>
          <style:tab-stop style:position="16.05cm"/>
          <style:tab-stop style:position="17.722cm"/>
        </style:tab-stops>
      </style:paragraph-properties>
      <style:text-properties officeooo:paragraph-rsid="00034edd"/>
    </style:style>
    <style:style style:name="P17" style:family="paragraph" style:parent-style-name="Standard">
      <style:paragraph-properties fo:margin-left="1.251cm" fo:margin-right="-0.039cm" fo:text-indent="1cm" style:auto-text-indent="false">
        <style:tab-stops>
          <style:tab-stop style:position="2cm"/>
          <style:tab-stop style:position="3.946cm"/>
          <style:tab-stop style:position="6.606cm"/>
          <style:tab-stop style:position="7.528cm"/>
          <style:tab-stop style:position="9.098cm"/>
          <style:tab-stop style:position="9.532cm"/>
          <style:tab-stop style:position="11.127cm"/>
          <style:tab-stop style:position="13.032cm"/>
          <style:tab-stop style:position="14.166cm"/>
          <style:tab-stop style:position="15.002cm"/>
          <style:tab-stop style:position="16.766cm"/>
        </style:tab-stops>
      </style:paragraph-properties>
      <style:text-properties officeooo:paragraph-rsid="00034edd"/>
    </style:style>
    <style:style style:name="P18" style:family="paragraph" style:parent-style-name="Text_20_body">
      <style:paragraph-properties fo:margin-left="0.25cm" fo:margin-right="-0.039cm" fo:text-indent="1cm" style:auto-text-indent="false">
        <style:tab-stops>
          <style:tab-stop style:position="2cm"/>
        </style:tab-stops>
      </style:paragraph-properties>
      <style:text-properties style:font-name="Times New Roman" fo:font-weight="normal" officeooo:paragraph-rsid="00034edd" style:font-weight-asian="normal"/>
    </style:style>
    <style:style style:name="P19" style:family="paragraph" style:parent-style-name="Text_20_body">
      <style:text-properties style:font-name="Times New Roman" fo:font-weight="normal" officeooo:paragraph-rsid="00034edd" style:font-weight-asian="normal"/>
    </style:style>
    <style:style style:name="T1" style:family="text">
      <style:text-properties fo:color="#1f4e79" loext:opacity="100%"/>
    </style:style>
    <style:style style:name="T2" style:family="text">
      <style:text-properties fo:color="#1f4e79" loext:opacity="100%" fo:letter-spacing="-0.026cm"/>
    </style:style>
    <style:style style:name="T3" style:family="text">
      <style:text-properties fo:color="#1f4e79" loext:opacity="100%" fo:letter-spacing="-0.153cm"/>
    </style:style>
    <style:style style:name="T4" style:family="text">
      <style:text-properties style:font-name="Times New Roman" fo:font-size="14pt" fo:letter-spacing="0.019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etter-spacing="0.019cm" style:font-name-asian="Times New Roman1" style:font-size-asian="14pt" style:font-name-complex="Times New Roman1"/>
    </style:style>
    <style:style style:name="T6" style:family="text">
      <style:text-properties style:font-name="Times New Roman" fo:font-size="14pt" fo:letter-spacing="0.044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etter-spacing="0.065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etter-spacing="0.021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etter-spacing="0.021cm" style:font-name-asian="Times New Roman1" style:font-size-asian="14pt" style:font-name-complex="Times New Roman1"/>
    </style:style>
    <style:style style:name="T13" style:family="text">
      <style:text-properties style:font-name="Times New Roman" fo:font-size="14pt" fo:letter-spacing="0.06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etter-spacing="0.06cm" style:font-name-asian="Times New Roman1" style:font-size-asian="14pt" style:font-name-complex="Times New Roman1"/>
    </style:style>
    <style:style style:name="T15" style:family="text">
      <style:text-properties style:font-name="Times New Roman" fo:font-size="14pt" fo:letter-spacing="0.025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etter-spacing="0.025cm" style:font-name-asian="Times New Roman1" style:font-size-asian="14pt" style:font-name-complex="Times New Roman1"/>
    </style:style>
    <style:style style:name="T17" style:family="text">
      <style:text-properties style:font-name="Times New Roman" fo:font-size="14pt" fo:letter-spacing="0.026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etter-spacing="0.026cm" style:font-name-asian="Times New Roman1" style:font-size-asian="14pt" style:font-name-complex="Times New Roman1"/>
    </style:style>
    <style:style style:name="T19" style:family="text">
      <style:text-properties style:font-name="Times New Roman" fo:font-size="14pt" fo:letter-spacing="0.026cm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etter-spacing="-0.011cm" fo:font-weight="bold" style:font-name-asian="Times New Roman1" style:font-size-asian="14pt" style:font-weight-asian="bold" style:font-name-complex="Times New Roman1"/>
    </style:style>
    <style:style style:name="T21" style:family="text">
      <style:text-properties style:font-name="Times New Roman" fo:font-size="14pt" fo:letter-spacing="-0.011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etter-spacing="-0.011cm" style:font-name-asian="Times New Roman1" style:font-size-asian="14pt" style:font-name-complex="Times New Roman1"/>
    </style:style>
    <style:style style:name="T23" style:family="text">
      <style:text-properties style:font-name="Times New Roman" fo:font-size="14pt" fo:letter-spacing="-0.011cm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/>
    </style:style>
    <style:style style:name="T25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etter-spacing="-0.009cm" style:font-name-asian="Times New Roman1" style:font-size-asian="14pt" style:font-name-complex="Times New Roman1"/>
    </style:style>
    <style:style style:name="T27" style:family="text">
      <style:text-properties style:font-name="Times New Roman" fo:font-size="14pt" fo:letter-spacing="-0.009cm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/>
    </style:style>
    <style:style style:name="T2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letter-spacing="-0.007cm" style:font-name-asian="Times New Roman1" style:font-size-asian="14pt" style:font-name-complex="Times New Roman1"/>
    </style:style>
    <style:style style:name="T31" style:family="text">
      <style:text-properties style:font-name="Times New Roman" fo:font-size="14pt" fo:letter-spacing="-0.007cm" style:font-name-asian="Times New Roman1" style:font-size-asian="14pt" style:font-name-complex="Times New Roman1" style:font-size-complex="14pt"/>
    </style:style>
    <style:style style:name="T32" style:family="text">
      <style:text-properties style:font-name="Times New Roman" fo:font-size="14pt" style:font-name-asian="Times New Roman1" style:font-size-asian="14pt" style:font-name-complex="Times New Roman1"/>
    </style:style>
    <style:style style:name="T3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fo:letter-spacing="-0.004cm" style:font-name-asian="Times New Roman1" style:font-size-asian="14pt" style:font-name-complex="Times New Roman1"/>
    </style:style>
    <style:style style:name="T35" style:family="text">
      <style:text-properties style:font-name="Times New Roman" fo:font-size="14pt" fo:letter-spacing="-0.004cm" style:font-name-asian="Times New Roman1" style:font-size-asian="14pt" style:font-name-complex="Times New Roman1" style:font-size-complex="14pt"/>
    </style:style>
    <style:style style:name="T36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/>
    </style:style>
    <style:style style:name="T37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8" style:family="text">
      <style:text-properties style:font-name="Times New Roman" fo:font-size="14pt" fo:letter-spacing="0.002cm" style:font-name-asian="Times New Roman1" style:font-size-asian="14pt" style:font-name-complex="Times New Roman1"/>
    </style:style>
    <style:style style:name="T39" style:family="text">
      <style:text-properties style:font-name="Times New Roman" fo:font-size="14pt" fo:letter-spacing="0.002cm" style:font-name-asian="Times New Roman1" style:font-size-asian="14pt" style:font-name-complex="Times New Roman1" style:font-size-complex="14pt"/>
    </style:style>
    <style:style style:name="T40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/>
    </style:style>
    <style:style style:name="T41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/>
    </style:style>
    <style:style style:name="T42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/>
    </style:style>
    <style:style style:name="T43" style:family="text">
      <style:text-properties style:font-name="Times New Roman" fo:font-size="14pt" fo:letter-spacing="-0.002cm" style:font-name-asian="Times New Roman1" style:font-size-asian="14pt" style:font-name-complex="Times New Roman1"/>
    </style:style>
    <style:style style:name="T44" style:family="text">
      <style:text-properties style:font-name="Times New Roman" fo:font-size="14pt" fo:letter-spacing="-0.002cm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" fo:font-size="14pt" fo:letter-spacing="0.005cm" style:font-name-asian="Times New Roman1" style:font-size-asian="14pt" style:font-name-complex="Times New Roman1" style:font-size-complex="14pt"/>
    </style:style>
    <style:style style:name="T46" style:family="text">
      <style:text-properties style:font-name="Times New Roman" fo:font-size="14pt" fo:letter-spacing="0.03cm" style:font-name-asian="Times New Roman1" style:font-size-asian="14pt" style:font-name-complex="Times New Roman1"/>
    </style:style>
    <style:style style:name="T47" style:family="text">
      <style:text-properties style:font-name="Times New Roman" fo:font-size="14pt" fo:letter-spacing="0.03cm" style:font-name-asian="Times New Roman1" style:font-size-asian="14pt" style:font-name-complex="Times New Roman1" style:font-size-complex="14pt"/>
    </style:style>
    <style:style style:name="T48" style:family="text">
      <style:text-properties style:font-name="Times New Roman" fo:font-size="14pt" fo:letter-spacing="0.028cm" style:font-name-asian="Times New Roman1" style:font-size-asian="14pt" style:font-name-complex="Times New Roman1"/>
    </style:style>
    <style:style style:name="T49" style:family="text">
      <style:text-properties style:font-name="Times New Roman" fo:font-size="14pt" fo:letter-spacing="0.028cm" style:font-name-asian="Times New Roman1" style:font-size-asian="14pt" style:font-name-complex="Times New Roman1" style:font-size-complex="14pt"/>
    </style:style>
    <style:style style:name="T50" style:family="text">
      <style:text-properties style:font-name="Times New Roman" fo:font-size="14pt" fo:letter-spacing="0.035cm" style:font-name-asian="Times New Roman1" style:font-size-asian="14pt" style:font-name-complex="Times New Roman1" style:font-size-complex="14pt"/>
    </style:style>
    <style:style style:name="T51" style:family="text">
      <style:text-properties style:font-name="Times New Roman" fo:font-size="14pt" fo:letter-spacing="0.034cm" style:font-name-asian="Times New Roman1" style:font-size-asian="14pt" style:font-name-complex="Times New Roman1"/>
    </style:style>
    <style:style style:name="T52" style:family="text">
      <style:text-properties style:font-name="Times New Roman" fo:font-size="14pt" fo:letter-spacing="0.034cm" style:font-name-asian="Times New Roman1" style:font-size-asian="14pt" style:font-name-complex="Times New Roman1" style:font-size-complex="14pt"/>
    </style:style>
    <style:style style:name="T53" style:family="text">
      <style:text-properties style:font-name="Times New Roman" fo:font-size="14pt" fo:letter-spacing="0.032cm" style:font-name-asian="Times New Roman1" style:font-size-asian="14pt" style:font-name-complex="Times New Roman1"/>
    </style:style>
    <style:style style:name="T54" style:family="text">
      <style:text-properties style:font-name="Times New Roman" fo:font-size="14pt" fo:letter-spacing="0.032cm" style:font-name-asian="Times New Roman1" style:font-size-asian="14pt" style:font-name-complex="Times New Roman1" style:font-size-complex="14pt"/>
    </style:style>
    <style:style style:name="T55" style:family="text">
      <style:text-properties style:font-name="Times New Roman" fo:font-size="14pt" fo:letter-spacing="-0.12cm" style:font-name-asian="Times New Roman1" style:font-size-asian="14pt" style:font-name-complex="Times New Roman1" style:font-size-complex="14pt"/>
    </style:style>
    <style:style style:name="T56" style:family="text">
      <style:text-properties style:font-name="Times New Roman" fo:font-size="14pt" fo:letter-spacing="0.123cm" style:font-name-asian="Times New Roman1" style:font-size-asian="14pt" style:font-name-complex="Times New Roman1" style:font-size-complex="14pt"/>
    </style:style>
    <style:style style:name="T57" style:family="text">
      <style:text-properties style:font-name="Times New Roman" fo:font-size="14pt" fo:letter-spacing="-0.005cm" style:font-name-asian="Times New Roman1" style:font-size-asian="14pt" style:font-name-complex="Times New Roman1"/>
    </style:style>
    <style:style style:name="T58" style:family="text">
      <style:text-properties style:font-name="Times New Roman" fo:font-size="14pt" fo:letter-spacing="-0.005cm" style:font-name-asian="Times New Roman1" style:font-size-asian="14pt" style:font-name-complex="Times New Roman1" style:font-size-complex="14pt"/>
    </style:style>
    <style:style style:name="T59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/>
    </style:style>
    <style:style style:name="T60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1" style:family="text">
      <style:text-properties style:font-name="Times New Roman" fo:font-size="14pt" fo:letter-spacing="0.004cm" style:font-name-asian="Times New Roman1" style:font-size-asian="14pt" style:font-name-complex="Times New Roman1" style:font-size-complex="14pt"/>
    </style:style>
    <style:style style:name="T62" style:family="text">
      <style:text-properties style:font-name="Times New Roman" fo:font-size="14pt" fo:letter-spacing="-0.014cm" style:font-name-asian="Times New Roman1" style:font-size-asian="14pt" style:font-name-complex="Times New Roman1"/>
    </style:style>
    <style:style style:name="T63" style:family="text">
      <style:text-properties style:font-name="Times New Roman" fo:font-size="14pt" fo:letter-spacing="-0.118cm" style:font-name-asian="Times New Roman1" style:font-size-asian="14pt" style:font-name-complex="Times New Roman1"/>
    </style:style>
    <style:style style:name="T64" style:family="text">
      <style:text-properties style:font-name="Times New Roman" fo:font-size="14pt" fo:letter-spacing="-0.118cm" style:font-name-asian="Times New Roman1" style:font-size-asian="14pt" style:font-name-complex="Times New Roman1" style:font-size-complex="14pt"/>
    </style:style>
    <style:style style:name="T65" style:family="text">
      <style:text-properties style:font-name="Times New Roman" fo:font-size="14pt" fo:letter-spacing="-0.012cm" style:font-name-asian="Times New Roman1" style:font-size-asian="14pt" style:font-name-complex="Times New Roman1"/>
    </style:style>
    <style:style style:name="T66" style:family="text">
      <style:text-properties style:font-name="Times New Roman" fo:font-size="14pt" fo:letter-spacing="-0.012cm" style:font-name-asian="Times New Roman1" style:font-size-asian="14pt" style:font-name-complex="Times New Roman1" style:font-size-complex="14pt"/>
    </style:style>
    <style:style style:name="T67" style:family="text">
      <style:text-properties style:font-name="Times New Roman" fo:font-size="14pt" fo:letter-spacing="-0.012cm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8" style:family="text">
      <style:text-properties style:font-name="Times New Roman" fo:font-size="14pt" fo:letter-spacing="0.023cm" style:font-name-asian="Times New Roman1" style:font-size-asian="14pt" style:font-name-complex="Times New Roman1"/>
    </style:style>
    <style:style style:name="T69" style:family="text">
      <style:text-properties style:font-name="Times New Roman" fo:font-size="14pt" fo:letter-spacing="0.016cm" style:font-name-asian="Times New Roman1" style:font-size-asian="14pt" style:font-name-complex="Times New Roman1"/>
    </style:style>
    <style:style style:name="T70" style:family="text">
      <style:text-properties style:font-name="Times New Roman" fo:font-size="14pt" fo:letter-spacing="0.122cm" style:font-name-asian="Times New Roman1" style:font-size-asian="14pt" style:font-name-complex="Times New Roman1"/>
    </style:style>
    <style:style style:name="T71" style:family="text">
      <style:text-properties style:font-name="Times New Roman" fo:font-size="14pt" fo:letter-spacing="0.116cm" style:font-name-asian="Times New Roman1" style:font-size-asian="14pt" style:font-name-complex="Times New Roman1"/>
    </style:style>
    <style:style style:name="T72" style:family="text">
      <style:text-properties style:font-name="Times New Roman" fo:font-size="14pt" fo:letter-spacing="0.118cm" style:font-name-asian="Times New Roman1" style:font-size-asian="14pt" style:font-name-complex="Times New Roman1"/>
    </style:style>
    <style:style style:name="T73" style:family="text">
      <style:text-properties style:font-name="Times New Roman" fo:font-size="14pt" fo:letter-spacing="0.12cm" style:font-name-asian="Times New Roman1" style:font-size-asian="14pt" style:font-name-complex="Times New Roman1"/>
    </style:style>
    <style:style style:name="T74" style:family="text">
      <style:text-properties style:font-name="Times New Roman" fo:font-size="14pt" fo:letter-spacing="0.115cm" style:font-name-asian="Times New Roman1" style:font-size-asian="14pt" style:font-name-complex="Times New Roman1"/>
    </style:style>
    <style:style style:name="T75" style:family="text">
      <style:text-properties style:font-name="Times New Roman" fo:font-size="14pt" fo:letter-spacing="0.056cm" style:font-name-asian="Times New Roman1" style:font-size-asian="14pt" style:font-name-complex="Times New Roman1"/>
    </style:style>
    <style:style style:name="T76" style:family="text">
      <style:text-properties style:font-name="Times New Roman" fo:font-size="14pt" fo:letter-spacing="0.058cm" style:font-name-asian="Times New Roman1" style:font-size-asian="14pt" style:font-name-complex="Times New Roman1"/>
    </style:style>
    <style:style style:name="T77" style:family="text">
      <style:text-properties style:font-name="Times New Roman" fo:font-size="14pt" fo:letter-spacing="0.055cm" style:font-name-asian="Times New Roman1" style:font-size-asian="14pt" style:font-name-complex="Times New Roman1"/>
    </style:style>
    <style:style style:name="T78" style:family="text">
      <style:text-properties style:font-name="Times New Roman" fo:font-size="14pt" fo:letter-spacing="0.085cm" style:font-name-asian="Times New Roman1" style:font-size-asian="14pt" style:font-name-complex="Times New Roman1"/>
    </style:style>
    <style:style style:name="T79" style:family="text">
      <style:text-properties style:font-name="Times New Roman" fo:font-size="14pt" fo:letter-spacing="0.081cm" style:font-name-asian="Times New Roman1" style:font-size-asian="14pt" style:font-name-complex="Times New Roman1"/>
    </style:style>
    <style:style style:name="T80" style:family="text">
      <style:text-properties style:font-name="Times New Roman" fo:font-size="14pt" fo:letter-spacing="0.079cm" style:font-name-asian="Times New Roman1" style:font-size-asian="14pt" style:font-name-complex="Times New Roman1"/>
    </style:style>
    <style:style style:name="T81" style:family="text">
      <style:text-properties style:font-name="Times New Roman" fo:font-size="14pt" fo:letter-spacing="0.079cm" style:font-name-asian="Times New Roman1" style:font-size-asian="14pt" style:font-name-complex="Times New Roman1" style:font-size-complex="14pt"/>
    </style:style>
    <style:style style:name="T82" style:family="text">
      <style:text-properties style:font-name="Times New Roman" fo:font-size="14pt" fo:letter-spacing="0.074cm" style:font-name-asian="Times New Roman1" style:font-size-asian="14pt" style:font-name-complex="Times New Roman1" style:font-size-complex="14pt"/>
    </style:style>
    <style:style style:name="T83" style:family="text">
      <style:text-properties style:font-name="Times New Roman" fo:font-size="14pt" fo:letter-spacing="0.083cm" style:font-name-asian="Times New Roman1" style:font-size-asian="14pt" style:font-name-complex="Times New Roman1" style:font-size-complex="14pt"/>
    </style:style>
    <style:style style:name="T84" style:family="text">
      <style:text-properties style:font-name="Times New Roman" fo:font-size="14pt" fo:letter-spacing="0.078cm" style:font-name-asian="Times New Roman1" style:font-size-asian="14pt" style:font-name-complex="Times New Roman1" style:font-size-complex="14pt"/>
    </style:style>
    <style:style style:name="T85" style:family="text">
      <style:text-properties style:font-name="Microsoft Sans Serif" fo:font-size="14pt" style:font-name-asian="Microsoft Sans Serif1" style:font-size-asian="14pt" style:font-name-complex="Microsoft Sans Serif1" style:font-size-complex="14pt"/>
    </style:style>
    <style:style style:name="T86" style:family="text">
      <style:text-properties style:font-name="Microsoft Sans Serif" fo:font-size="14pt" style:font-name-asian="Microsoft Sans Serif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Задание</text:span><text:span text:style-name="T2"> </text:span><text:span text:style-name="T1">КОД</text:span><text:span text:style-name="T2"> </text:span><text:span text:style-name="T1">1.2</text:span><text:span text:style-name="T3"> </text:span><text:span text:style-name="T1">Демонстрационного экзамена по компетенции Веб-технологии</text:span></text:h>
      <text:p text:style-name="P19"/>
      <text:h text:style-name="P5" text:outline-level="2"><text:span text:style-name="T4">Модуль</text:span><text:span text:style-name="T6"> </text:span><text:span text:style-name="T9">1:</text:span><text:span text:style-name="T10"> </text:span><text:span text:style-name="T11">Верстка</text:span><text:span text:style-name="T13"> </text:span><text:span text:style-name="T15">сайта</text:span><text:span text:style-name="T17"> </text:span></text:h>
      <text:p text:style-name="P10"><text:bookmark text:name="_GoBack"/><text:span text:style-name="T7">Технологии</text:span><text:span text:style-name="T20"> </text:span><text:span text:style-name="T7">этого</text:span><text:span text:style-name="T24"> </text:span><text:span text:style-name="T7">модуля:</text:span><text:span text:style-name="T28"> </text:span><text:span text:style-name="T32">HTML5,</text:span><text:span text:style-name="T34"> </text:span><text:span text:style-name="T32">CSS3,</text:span><text:span text:style-name="T38"> </text:span><text:span text:style-name="T32">граф.</text:span><text:span text:style-name="T34"> </text:span><text:span text:style-name="T32">дизайн</text:span></text:p>
      <text:p text:style-name="P6"><text:span text:style-name="T7">Время</text:span><text:span text:style-name="T40"> </text:span><text:span text:style-name="T7">на</text:span><text:span text:style-name="T41"> </text:span><text:span text:style-name="T7">выполнение</text:span><text:span text:style-name="T32">:</text:span><text:span text:style-name="T38"> </text:span><text:span text:style-name="T32">3</text:span><text:span text:style-name="T34"> </text:span><text:span text:style-name="T32">часа</text:span></text:p>
      <text:p text:style-name="P12"><text:span text:style-name="T33">К</text:span><text:span text:style-name="T39"> </text:span><text:span text:style-name="T33">вам</text:span><text:span text:style-name="T39"> </text:span><text:span text:style-name="T33">обратилась</text:span><text:span text:style-name="T39"> </text:span><text:span text:style-name="T33">компания</text:span><text:span text:style-name="T39"> </text:span><text:span text:style-name="T33">«Турист-pro»,</text:span><text:span text:style-name="T39"> </text:span><text:span text:style-name="T33">предоставляющая</text:span><text:span text:style-name="T39"> </text:span><text:span text:style-name="T33">услуги</text:span><text:span text:style-name="T39"> </text:span><text:span text:style-name="T33">организации</text:span><text:span text:style-name="T44"> </text:span><text:span text:style-name="T33">туристических</text:span><text:span text:style-name="T45"> </text:span><text:span text:style-name="T33">походов</text:span><text:span text:style-name="T31"> </text:span><text:span text:style-name="T33">любой</text:span><text:span text:style-name="T44"> </text:span><text:span text:style-name="T33">сложности.</text:span></text:p>
      <text:p text:style-name="P12"><text:span text:style-name="T33">Главная</text:span><text:span text:style-name="T47"> </text:span><text:span text:style-name="T33">цель</text:span><text:span text:style-name="T49"> </text:span><text:span text:style-name="T33">компании</text:span><text:span text:style-name="T19"> </text:span><text:span text:style-name="T33">–</text:span><text:span text:style-name="T50"> </text:span><text:span text:style-name="T33">сделать</text:span><text:span text:style-name="T49"> </text:span><text:span text:style-name="T33">любой</text:span><text:span text:style-name="T52"> </text:span><text:span text:style-name="T33">поход</text:span><text:span text:style-name="T52"> </text:span><text:span text:style-name="T33">удобным,</text:span><text:span text:style-name="T54"> </text:span><text:span text:style-name="T33">комфортным</text:span><text:span text:style-name="T55"> </text:span><text:span text:style-name="T33">и безопасным.</text:span></text:p>
      <text:p text:style-name="P12"><text:span text:style-name="T33">Клиенты</text:span><text:span text:style-name="T39"> </text:span><text:span text:style-name="T33">компании</text:span><text:span text:style-name="T39"> </text:span><text:span text:style-name="T33">«Турист-pro»</text:span><text:span text:style-name="T39"> </text:span><text:span text:style-name="T33">имеют</text:span><text:span text:style-name="T39"> </text:span><text:span text:style-name="T33">возможность</text:span><text:span text:style-name="T39"> </text:span><text:span text:style-name="T33">заказать</text:span><text:span text:style-name="T39"> </text:span><text:span text:style-name="T33">организацию</text:span><text:span text:style-name="T39"> </text:span><text:span text:style-name="T33">туристического</text:span><text:span text:style-name="T39"> </text:span><text:span text:style-name="T33">похода</text:span><text:span text:style-name="T39"> </text:span><text:span text:style-name="T33">по</text:span><text:span text:style-name="T39"> </text:span><text:span text:style-name="T33">одному</text:span><text:span text:style-name="T39"> </text:span><text:span text:style-name="T33">из</text:span><text:span text:style-name="T39"> </text:span><text:span text:style-name="T33">предоставленных</text:span><text:span text:style-name="T39"> </text:span><text:span text:style-name="T33">маршрутов.</text:span><text:span text:style-name="T39"> </text:span><text:span text:style-name="T33">Компания</text:span><text:span text:style-name="T39"> </text:span><text:span text:style-name="T33">берет</text:span><text:span text:style-name="T39"> </text:span><text:span text:style-name="T33">на</text:span><text:span text:style-name="T39"> </text:span><text:span text:style-name="T33">себя</text:span><text:span text:style-name="T39"> </text:span><text:span text:style-name="T33">обязанность</text:span><text:span text:style-name="T39"> </text:span><text:span text:style-name="T33">по</text:span><text:span text:style-name="T56"> </text:span><text:span text:style-name="T33">полному</text:span><text:span text:style-name="T56"> </text:span><text:span text:style-name="T33">расчету</text:span><text:span text:style-name="T39"> </text:span><text:span text:style-name="T33">похода,</text:span><text:span text:style-name="T39"> </text:span><text:span text:style-name="T33">с</text:span><text:span text:style-name="T39"> </text:span><text:span text:style-name="T33">учетом</text:span><text:span text:style-name="T39"> </text:span><text:span text:style-name="T33">всех</text:span><text:span text:style-name="T39"> </text:span><text:span text:style-name="T33">пожеланий</text:span><text:span text:style-name="T39"> </text:span><text:span text:style-name="T33">клиентов.</text:span><text:span text:style-name="T39"> </text:span><text:span text:style-name="T33">Компания</text:span><text:span text:style-name="T39"> </text:span><text:span text:style-name="T33">предоставляет</text:span><text:span text:style-name="T39"> </text:span><text:span text:style-name="T33">широкий</text:span><text:span text:style-name="T39"> </text:span><text:span text:style-name="T33">спектр</text:span><text:span text:style-name="T39"> </text:span><text:span text:style-name="T33">дополнительных</text:span><text:span text:style-name="T39"> </text:span><text:span text:style-name="T33">услуг,</text:span><text:span text:style-name="T39"> </text:span><text:span text:style-name="T33">таких</text:span><text:span text:style-name="T39"> </text:span><text:span text:style-name="T33">как:</text:span><text:span text:style-name="T39"> </text:span><text:span text:style-name="T33">услуги</text:span><text:span text:style-name="T39"> </text:span><text:span text:style-name="T33">проводников,</text:span><text:span text:style-name="T39"> </text:span><text:span text:style-name="T33">предоставление</text:span><text:span text:style-name="T39"> </text:span><text:span text:style-name="T33">аренды</text:span><text:span text:style-name="T39"> </text:span><text:span text:style-name="T33">туристического</text:span><text:span text:style-name="T39"> </text:span><text:span text:style-name="T33">оборудования,</text:span><text:span text:style-name="T39"> </text:span><text:span text:style-name="T33">информационная</text:span><text:span text:style-name="T39"> </text:span><text:span text:style-name="T33">поддержка</text:span><text:span text:style-name="T27"> </text:span><text:span text:style-name="T33">и</text:span><text:span text:style-name="T44"> </text:span><text:span text:style-name="T33">т.д.</text:span></text:p>
      <text:p text:style-name="P12"><text:span text:style-name="T33">Чтобы</text:span><text:span text:style-name="T58"> </text:span><text:span text:style-name="T33">воспользоваться</text:span><text:span text:style-name="T31"> </text:span><text:span text:style-name="T33">услугами</text:span><text:span text:style-name="T61"> </text:span><text:span text:style-name="T33">компании</text:span><text:span text:style-name="T27"> </text:span><text:span text:style-name="T33">необходимо:</text:span></text:p>
      <text:list text:style-name="WWNum10">
        <text:list-item>
          <text:p text:style-name="P13"><text:span text:style-name="T32">Выбрать</text:span><text:span text:style-name="T62"> </text:span><text:span text:style-name="T32">даты</text:span><text:span text:style-name="T57"> </text:span><text:span text:style-name="T32">предполагаемого</text:span><text:span text:style-name="T43"> </text:span><text:span text:style-name="T32">похода;</text:span></text:p>
        </text:list-item>
        <text:list-item>
          <text:p text:style-name="P7"><text:span text:style-name="T32">Указать</text:span><text:span text:style-name="T62"> </text:span><text:span text:style-name="T32">количество</text:span><text:span text:style-name="T30"> </text:span><text:span text:style-name="T32">участников</text:span><text:span text:style-name="T43"> </text:span><text:span text:style-name="T32">и</text:span><text:span text:style-name="T34"> </text:span><text:span text:style-name="T32">их</text:span><text:span text:style-name="T26"> </text:span><text:span text:style-name="T32">уровень</text:span><text:span text:style-name="T34"> </text:span><text:span text:style-name="T32">подготовки;</text:span></text:p>
        </text:list-item>
        <text:list-item>
          <text:p text:style-name="P7"><text:span text:style-name="T32">Выбрать</text:span><text:span text:style-name="T26"> </text:span><text:span text:style-name="T32">желаемый регион</text:span><text:span text:style-name="T43"> </text:span><text:span text:style-name="T32">для</text:span><text:span text:style-name="T26"> </text:span><text:span text:style-name="T32">похода;</text:span></text:p>
        </text:list-item>
        <text:list-item>
          <text:p text:style-name="P7"><text:span text:style-name="T32">Зарезервировать</text:span><text:span text:style-name="T18"> </text:span><text:span text:style-name="T32">конкретные</text:span><text:span text:style-name="T53"> </text:span><text:span text:style-name="T32">зоны,</text:span><text:span text:style-name="T18"> </text:span><text:span text:style-name="T32">которые</text:span><text:span text:style-name="T12"> </text:span><text:span text:style-name="T32">будут</text:span><text:span text:style-name="T46"> </text:span><text:span text:style-name="T32">включены</text:span><text:span text:style-name="T48"> </text:span><text:span text:style-name="T32">в</text:span><text:span text:style-name="T63"> </text:span><text:span text:style-name="T32">обязательное</text:span><text:span text:style-name="T57"> </text:span><text:span text:style-name="T32">посещение;</text:span></text:p>
        </text:list-item>
        <text:list-item>
          <text:p text:style-name="P7"><text:span text:style-name="T32">Определить</text:span><text:span text:style-name="T65"> </text:span><text:span text:style-name="T32">перечень</text:span><text:span text:style-name="T65"> </text:span><text:span text:style-name="T32">дополнительных услуг;</text:span></text:p>
        </text:list-item>
        <text:list-item>
          <text:p text:style-name="P7"><text:span text:style-name="T32">Оформить заказ.</text:span></text:p>
        </text:list-item>
      </text:list>
      <text:p text:style-name="P6"><text:span text:style-name="T33">Девиз</text:span><text:span text:style-name="T23"> </text:span><text:span text:style-name="T33">компании</text:span><text:span text:style-name="T31"> </text:span><text:span text:style-name="T33">«Турист-pro»:</text:span><text:span text:style-name="T31"> </text:span><text:span text:style-name="T33">Исполнить</text:span><text:span text:style-name="T31"> </text:span><text:span text:style-name="T33">мечты</text:span><text:span text:style-name="T35"> </text:span><text:span text:style-name="T33">просто!</text:span></text:p>
      <text:p text:style-name="P12"><text:span text:style-name="T33">Вам</text:span><text:span text:style-name="T39"> </text:span><text:span text:style-name="T33">необходимо</text:span><text:span text:style-name="T39"> </text:span><text:span text:style-name="T33">использовать</text:span><text:span text:style-name="T39"> </text:span><text:span text:style-name="T33">все</text:span><text:span text:style-name="T39"> </text:span><text:span text:style-name="T33">имеющиеся</text:span><text:span text:style-name="T39"> </text:span><text:span text:style-name="T33">навыки</text:span><text:span text:style-name="T39"> </text:span><text:span text:style-name="T33">в</text:span><text:span text:style-name="T39"> </text:span><text:span text:style-name="T33">дизайне</text:span><text:span text:style-name="T39"> </text:span><text:span text:style-name="T33">и</text:span><text:span text:style-name="T39"> </text:span><text:span text:style-name="T33">верстке,</text:span><text:span text:style-name="T39"> </text:span><text:span text:style-name="T33">чтобы</text:span><text:span text:style-name="T39"> </text:span><text:span text:style-name="T33">сверстать</text:span><text:span text:style-name="T39"> </text:span><text:span text:style-name="T33">Landing</text:span><text:span text:style-name="T39"> </text:span><text:span text:style-name="T33">Page,</text:span><text:span text:style-name="T39"> </text:span><text:span text:style-name="T33">а</text:span><text:span text:style-name="T39"> </text:span><text:span text:style-name="T33">также</text:span><text:span text:style-name="T39"> </text:span><text:span text:style-name="T33">все</text:span><text:span text:style-name="T39"> </text:span><text:span text:style-name="T33">остальные</text:span><text:span text:style-name="T39"> </text:span><text:span text:style-name="T33">страницы.</text:span><text:span text:style-name="T64"> </text:span><text:span text:style-name="T33">Используйте</text:span><text:span text:style-name="T39"> </text:span><text:span text:style-name="T33">анимацию</text:span><text:span text:style-name="T39"> </text:span><text:span text:style-name="T33">для</text:span><text:span text:style-name="T39"> </text:span><text:span text:style-name="T33">привлечения</text:span><text:span text:style-name="T39"> </text:span><text:span text:style-name="T33">внимания</text:span><text:span text:style-name="T39"> </text:span><text:span text:style-name="T33">посетителя</text:span><text:span text:style-name="T39"> </text:span><text:span text:style-name="T33">к</text:span><text:span text:style-name="T39"> </text:span><text:span text:style-name="T33">особенностям</text:span><text:span text:style-name="T31"> </text:span><text:span text:style-name="T33">компании</text:span><text:span text:style-name="T35"> </text:span><text:span text:style-name="T33">и</text:span><text:span text:style-name="T35"> </text:span><text:span text:style-name="T33">предоставляемым</text:span><text:span text:style-name="T31"> </text:span><text:span text:style-name="T33">услугам.</text:span></text:p>
      <text:p text:style-name="P12"><text:span text:style-name="T33">Заказчик отметил, что его деятельность ориентирована в основном, на</text:span><text:span text:style-name="T39"> </text:span><text:span text:style-name="T33">людей среднего возраста, которые хотели бы приобщиться к туристическому</text:span><text:span text:style-name="T39"> </text:span><text:span text:style-name="T33">движению.</text:span></text:p>
      <text:p text:style-name="P12"><text:span text:style-name="T33">Компания не хочет разбираться со сторонними авторскими правами на</text:span><text:span text:style-name="T39"> </text:span><text:span text:style-name="T33">материалы, поэтому вы можете использовать только то, что предоставляет</text:span><text:span text:style-name="T39"> </text:span><text:span text:style-name="T33">заказчик</text:span><text:span text:style-name="T58"> </text:span><text:span text:style-name="T33">в</text:span><text:span text:style-name="T35"> </text:span><text:span text:style-name="T33">медиафайлах</text:span><text:span text:style-name="T58"> </text:span><text:span text:style-name="T33">или</text:span><text:span text:style-name="T44"> </text:span><text:span text:style-name="T33">ваши</text:span><text:span text:style-name="T58"> </text:span><text:span text:style-name="T33">личные</text:span><text:span text:style-name="T35"> </text:span><text:span text:style-name="T33">дизайнерские</text:span><text:span text:style-name="T58"> </text:span><text:span text:style-name="T33">разработки.</text:span></text:p>
      <text:p text:style-name="P12"><text:span text:style-name="T8">Описание</text:span><text:span text:style-name="T59"> </text:span><text:span text:style-name="T8">проекта</text:span><text:span text:style-name="T36"> </text:span><text:span text:style-name="T8">и</text:span><text:span text:style-name="T42"> </text:span><text:span text:style-name="T8">задач</text:span></text:p>
      <text:p text:style-name="P12"><text:span text:style-name="T33">Ваша</text:span><text:span text:style-name="T44"> </text:span><text:span text:style-name="T33">задача</text:span><text:span text:style-name="T27"> </text:span><text:span text:style-name="T33">– сверстать</text:span><text:span text:style-name="T35"> </text:span><text:span text:style-name="T33">следующие</text:span><text:span text:style-name="T35"> </text:span><text:span text:style-name="T33">страницы веб-сайта:</text:span></text:p>
      <text:list xml:id="list3886297725" text:style-name="WWNum9">
        <text:list-item>
          <text:p text:style-name="P14"><text:span text:style-name="T32">Главная</text:span><text:span text:style-name="T30"> </text:span><text:span text:style-name="T32">страница</text:span><text:span text:style-name="T43"> </text:span><text:span text:style-name="T32">-</text:span><text:span text:style-name="T30"> </text:span><text:span text:style-name="T32">Landing</text:span><text:span text:style-name="T43"> </text:span><text:span text:style-name="T32">Page;</text:span></text:p>
        </text:list-item>
        <text:list-item>
          <text:p text:style-name="P8"><text:span text:style-name="T32">Страница</text:span><text:span text:style-name="T57"> </text:span><text:span text:style-name="T32">с</text:span><text:span text:style-name="T43"> </text:span><text:span text:style-name="T32">результатами</text:span><text:span text:style-name="T34"> </text:span><text:span text:style-name="T32">поиска</text:span><text:span text:style-name="T38"> </text:span><text:span text:style-name="T32">маршрутов;</text:span></text:p>
        </text:list-item>
        <text:list-item>
          <text:p text:style-name="P8"><text:span text:style-name="T32">Страница</text:span><text:span text:style-name="T5"> </text:span><text:span text:style-name="T32">выбора</text:span><text:span text:style-name="T5"> </text:span><text:span text:style-name="T32">конкретных</text:span><text:span text:style-name="T68"> </text:span><text:span text:style-name="T32">зон</text:span><text:span text:style-name="T69"> </text:span><text:span text:style-name="T32">которые</text:span><text:span text:style-name="T5"> </text:span><text:span text:style-name="T32">будут</text:span><text:span text:style-name="T5"> </text:span><text:span text:style-name="T32">включены</text:span><text:span text:style-name="T16"> </text:span><text:span text:style-name="T32">в</text:span><text:span text:style-name="T63"> </text:span><text:span text:style-name="T32">обязательное</text:span><text:span text:style-name="T57"> </text:span><text:span text:style-name="T32">посещение;</text:span></text:p>
        </text:list-item>
        <text:list-item>
          <text:p text:style-name="P8"><text:span text:style-name="T32">Страница</text:span><text:span text:style-name="T34"> </text:span><text:span text:style-name="T32">бронирования.</text:span></text:p>
        </text:list-item>
      </text:list>
      <text:p text:style-name="P2"/>
      <text:p text:style-name="P3"/>
      <text:p text:style-name="P3"><text:soft-page-break/></text:p>
      <text:p text:style-name="P3"/>
      <text:h text:style-name="P5" text:outline-level="2"><text:span text:style-name="T9">Главная</text:span><text:span text:style-name="T37"> </text:span><text:span text:style-name="T9">страница</text:span><text:span text:style-name="T37"> </text:span><text:span text:style-name="T9">(Landing</text:span><text:span text:style-name="T37"> </text:span><text:span text:style-name="T9">page)</text:span></text:h>
      <text:p text:style-name="P6"><text:span text:style-name="T33">Главная</text:span><text:span text:style-name="T31"> </text:span><text:span text:style-name="T33">страница</text:span><text:span text:style-name="T27"> </text:span><text:span text:style-name="T33">должна</text:span><text:span text:style-name="T27"> </text:span><text:span text:style-name="T33">содержать</text:span><text:span text:style-name="T58"> </text:span><text:span text:style-name="T33">следующие</text:span><text:span text:style-name="T27"> </text:span><text:span text:style-name="T33">блоки:</text:span></text:p>
      <text:list xml:id="list135739815878866" text:continue-numbering="true" text:style-name="WWNum9">
        <text:list-item>
          <text:p text:style-name="P8"><text:span text:style-name="T32">Шапка</text:span><text:span text:style-name="T34"> </text:span><text:span text:style-name="T32">сайта</text:span></text:p>
        </text:list-item>
      </text:list>
      <text:p text:style-name="P15"><text:span text:style-name="T85">🌕</text:span><text:span text:style-name="T86"><text:tab/></text:span><text:span text:style-name="T33">Логотип</text:span><text:span text:style-name="T23"> </text:span><text:span text:style-name="T33">компании</text:span></text:p>
      <text:p text:style-name="P15"><text:span text:style-name="T85">🌕</text:span><text:span text:style-name="T86"><text:tab/></text:span><text:span text:style-name="T33">Меню</text:span><text:span text:style-name="T27"> </text:span><text:span text:style-name="T33">навигации</text:span></text:p>
      <text:list text:style-name="WWNum8">
        <text:list-item>
          <text:p text:style-name="P9"><text:span text:style-name="T32">Акции</text:span></text:p>
        </text:list-item>
        <text:list-item>
          <text:p text:style-name="P9"><text:span text:style-name="T32">Поиск</text:span></text:p>
        </text:list-item>
        <text:list-item>
          <text:p text:style-name="P9"><text:span text:style-name="T32">Управление</text:span><text:span text:style-name="T34"> </text:span><text:span text:style-name="T32">бронированием</text:span></text:p>
        </text:list-item>
      </text:list>
      <text:list xml:id="list135740432677050" text:continue-list="list135739815878866" text:style-name="WWNum9">
        <text:list-item>
          <text:p text:style-name="P16"><text:span text:style-name="T32">Секция(и)<text:tab/>описывающая<text:tab/>алгоритм<text:tab/>бронирования.<text:tab/>Шаги<text:tab/></text:span><text:span text:style-name="T57">в</text:span><text:span text:style-name="T63"> </text:span><text:span text:style-name="T32">алгоритме</text:span><text:span text:style-name="T26"> </text:span><text:span text:style-name="T32">нужно представить</text:span><text:span text:style-name="T26"> </text:span><text:span text:style-name="T32">при</text:span><text:span text:style-name="T26"> </text:span><text:span text:style-name="T32">помощи</text:span><text:span text:style-name="T34"> </text:span><text:span text:style-name="T32">анимированной</text:span><text:span text:style-name="T57"> </text:span><text:span text:style-name="T32">инфографики.</text:span></text:p>
        </text:list-item>
        <text:list-item>
          <text:p text:style-name="P8"><text:span text:style-name="T32">Секция,</text:span><text:span text:style-name="T34"> </text:span><text:span text:style-name="T32">содержащая</text:span><text:span text:style-name="T34"> </text:span><text:span text:style-name="T32">следующую</text:span><text:span text:style-name="T22"> </text:span><text:span text:style-name="T32">информацию</text:span><text:span text:style-name="T34"> </text:span><text:span text:style-name="T32">о</text:span><text:span text:style-name="T57"> </text:span><text:span text:style-name="T32">компании:</text:span></text:p>
        </text:list-item>
      </text:list>
      <text:p text:style-name="P15"><text:span text:style-name="T85">🌕</text:span><text:span text:style-name="T86"><text:tab/></text:span><text:span text:style-name="T33">Цель</text:span></text:p>
      <text:p text:style-name="P15"><text:span text:style-name="T85">🌕</text:span><text:span text:style-name="T86"><text:tab/></text:span><text:span text:style-name="T33">Девиз</text:span></text:p>
      <text:p text:style-name="P15"><text:span text:style-name="T85">🌕</text:span><text:span text:style-name="T86"><text:tab/></text:span><text:span text:style-name="T33">Отзывы</text:span><text:span text:style-name="T58"> </text:span><text:span text:style-name="T33">клиентов</text:span></text:p>
      <text:list xml:id="list135739052656681" text:continue-numbering="true" text:style-name="WWNum9">
        <text:list-item>
          <text:p text:style-name="P8"><text:span text:style-name="T32">Форма</text:span><text:span text:style-name="T26"> </text:span><text:span text:style-name="T32">поиска.</text:span><text:span text:style-name="T43"> </text:span><text:span text:style-name="T32">Должна</text:span><text:span text:style-name="T43"> </text:span><text:span text:style-name="T32">содержать</text:span><text:span text:style-name="T43"> </text:span><text:span text:style-name="T32">следующие</text:span><text:span text:style-name="T30"> </text:span><text:span text:style-name="T32">поля</text:span><text:span text:style-name="T30"> </text:span><text:span text:style-name="T32">ввода:</text:span></text:p>
        </text:list-item>
      </text:list>
      <text:p text:style-name="P15"><text:span text:style-name="T85">🌕</text:span><text:span text:style-name="T86"><text:tab/></text:span><text:span text:style-name="T33">Выбор</text:span><text:span text:style-name="T44"> </text:span><text:span text:style-name="T33">региона;</text:span></text:p>
      <text:p text:style-name="P15"><text:span text:style-name="T85">🌕</text:span><text:span text:style-name="T86"><text:tab/></text:span><text:span text:style-name="T33">Предполагаемые</text:span><text:span text:style-name="T58"> </text:span><text:span text:style-name="T33">даты</text:span><text:span text:style-name="T31"> </text:span><text:span text:style-name="T33">похода;</text:span></text:p>
      <text:p text:style-name="P15"><text:span text:style-name="T85">🌕</text:span><text:span text:style-name="T86"><text:tab/></text:span><text:span text:style-name="T33">Количество</text:span><text:span text:style-name="T35"> </text:span><text:span text:style-name="T33">участников</text:span><text:span text:style-name="T35"> </text:span><text:span text:style-name="T33">и их уровень подготовки;</text:span></text:p>
      <text:p text:style-name="P15"><text:span text:style-name="T85">🌕</text:span><text:span text:style-name="T86"><text:tab/></text:span><text:span text:style-name="T33">Кнопка</text:span><text:span text:style-name="T23"> </text:span><text:span text:style-name="T33">«Поиск».</text:span></text:p>
      <text:list xml:id="list135740181480155" text:continue-numbering="true" text:style-name="WWNum9">
        <text:list-item>
          <text:p text:style-name="P8"><text:span text:style-name="T32">Акции</text:span><text:span text:style-name="T70"> </text:span><text:span text:style-name="T32">(список</text:span><text:span text:style-name="T71"> </text:span><text:span text:style-name="T32">акций</text:span><text:span text:style-name="T71"> </text:span><text:span text:style-name="T32">доступен</text:span><text:span text:style-name="T72"> </text:span><text:span text:style-name="T32">в</text:span><text:span text:style-name="T72"> </text:span><text:span text:style-name="T32">медиафайлах).</text:span><text:span text:style-name="T73"> </text:span><text:span text:style-name="T32">Каждая</text:span><text:span text:style-name="T74"> </text:span><text:span text:style-name="T32">акция</text:span><text:span text:style-name="T63"> </text:span><text:span text:style-name="T32">должна</text:span><text:span text:style-name="T34"> </text:span><text:span text:style-name="T32">содержать</text:span><text:span text:style-name="T26"> </text:span><text:span text:style-name="T32">следующую информацию:</text:span></text:p>
        </text:list-item>
      </text:list>
      <text:p text:style-name="P15"><text:span text:style-name="T85">🌕</text:span><text:span text:style-name="T86"><text:tab/></text:span><text:span text:style-name="T33">Изображение</text:span></text:p>
      <text:p text:style-name="P15"><text:span text:style-name="T85">🌕</text:span><text:span text:style-name="T86"><text:tab/></text:span><text:span text:style-name="T33">Название</text:span><text:span text:style-name="T44"> </text:span><text:span text:style-name="T33">акции</text:span></text:p>
      <text:p text:style-name="P15"><text:span text:style-name="T85">🌕</text:span><text:span text:style-name="T86"><text:tab/></text:span><text:span text:style-name="T33">Краткое</text:span><text:span text:style-name="T58"> </text:span><text:span text:style-name="T33">описание</text:span><text:span text:style-name="T61"> </text:span><text:span text:style-name="T33">акции</text:span></text:p>
      <text:p text:style-name="P15"><text:span text:style-name="T85">🌕</text:span><text:span text:style-name="T86"><text:tab/></text:span><text:span text:style-name="T33">Кнопка</text:span><text:span text:style-name="T31"> </text:span><text:span text:style-name="T33">для</text:span><text:span text:style-name="T31"> </text:span><text:span text:style-name="T33">просмотра</text:span><text:span text:style-name="T44"> </text:span><text:span text:style-name="T33">полной информации об</text:span><text:span text:style-name="T58"> </text:span><text:span text:style-name="T33">акции</text:span></text:p>
      <text:list xml:id="list135739778433545" text:continue-numbering="true" text:style-name="WWNum9">
        <text:list-item>
          <text:p text:style-name="P8"><text:span text:style-name="T32">Форма</text:span><text:span text:style-name="T75"> </text:span><text:span text:style-name="T32">для</text:span><text:span text:style-name="T75"> </text:span><text:span text:style-name="T32">подписки</text:span><text:span text:style-name="T76"> </text:span><text:span text:style-name="T32">на</text:span><text:span text:style-name="T14"> </text:span><text:span text:style-name="T32">закрытые</text:span><text:span text:style-name="T77"> </text:span><text:span text:style-name="T32">акции.</text:span><text:span text:style-name="T76"> </text:span><text:span text:style-name="T32">Должна</text:span><text:span text:style-name="T76"> </text:span><text:span text:style-name="T32">содержать</text:span><text:span text:style-name="T63"> </text:span><text:span text:style-name="T32">следующие</text:span><text:span text:style-name="T30"> </text:span><text:span text:style-name="T32">поля:</text:span></text:p>
        </text:list-item>
      </text:list>
      <text:p text:style-name="P15"><text:span text:style-name="T85">🌕</text:span><text:span text:style-name="T86"><text:tab/></text:span><text:span text:style-name="T33">Поле</text:span><text:span text:style-name="T58"> </text:span><text:span text:style-name="T33">для ввода</text:span><text:span text:style-name="T58"> </text:span><text:span text:style-name="T33">Email</text:span></text:p>
      <text:p text:style-name="P15"><text:span text:style-name="T85">🌕</text:span><text:span text:style-name="T86"><text:tab/></text:span><text:span text:style-name="T33">Кнопка</text:span><text:span text:style-name="T23"> </text:span><text:span text:style-name="T33">для подписки</text:span></text:p>
      <text:list xml:id="list135739711894466" text:continue-numbering="true" text:style-name="WWNum9">
        <text:list-item>
          <text:p text:style-name="P8"><text:span text:style-name="T32">Подвал</text:span><text:span text:style-name="T57"> </text:span><text:span text:style-name="T32">сайта</text:span></text:p>
        </text:list-item>
      </text:list>
      <text:p text:style-name="P15"><text:span text:style-name="T85">🌕</text:span><text:span text:style-name="T86"><text:tab/></text:span><text:span text:style-name="T33">Телефон</text:span><text:span text:style-name="T58"> </text:span><text:span text:style-name="T33">“8 (800)</text:span><text:span text:style-name="T31"> </text:span><text:span text:style-name="T33">555-33-10”</text:span></text:p>
      <text:p text:style-name="P17"><text:span text:style-name="T85">🌕</text:span><text:span text:style-name="T86"><text:tab/></text:span><text:span text:style-name="T33">Навигация<text:tab/>по<text:tab/>сайту<text:tab/>(список<text:tab/>ссылок<text:tab/>для<text:tab/>навигации<text:tab/>будет</text:span><text:span text:style-name="T64"> </text:span><text:span text:style-name="T33">предоставлен<text:tab/><text:tab/><text:tab/><text:tab/>в<text:tab/><text:tab/><text:tab/><text:tab/>медиафайлах). </text:span></text:p>
      <text:p text:style-name="P3"/>
      <text:h text:style-name="P11" text:outline-level="2"><text:span text:style-name="T9">Страница</text:span><text:span text:style-name="T25"> </text:span><text:span text:style-name="T9">с</text:span><text:span text:style-name="T25"> </text:span><text:span text:style-name="T9">результатами</text:span><text:span text:style-name="T29"> </text:span><text:span text:style-name="T9">поиска</text:span><text:span text:style-name="T60"> </text:span><text:span text:style-name="T9">маршрутов</text:span></text:h>
      <text:p text:style-name="P12"><text:span text:style-name="T33">Попасть на эту страницу можно с главной (из формы поиска). На этой</text:span><text:span text:style-name="T39"> </text:span><text:span text:style-name="T33">странице необходимо отобразить информацию о всех вариантах маршрутов,</text:span><text:span text:style-name="T39"> </text:span><text:span text:style-name="T33">которые</text:span><text:span text:style-name="T44"> </text:span><text:span text:style-name="T33">удовлетворяют</text:span><text:span text:style-name="T58"> </text:span><text:span text:style-name="T33">запросам</text:span><text:span text:style-name="T39"> </text:span><text:span text:style-name="T33">клиентов,</text:span><text:span text:style-name="T44"> </text:span><text:span text:style-name="T33">а</text:span><text:span text:style-name="T44"> </text:span><text:span text:style-name="T33">именно:</text:span></text:p>
      <text:list xml:id="list135738601301743" text:continue-numbering="true" text:style-name="WWNum9">
        <text:list-item>
          <text:p text:style-name="P8"><text:span text:style-name="T32">Регион</text:span></text:p>
        </text:list-item>
        <text:list-item>
          <text:p text:style-name="P8"><text:span text:style-name="T32">Название</text:span><text:span text:style-name="T57"> </text:span><text:span text:style-name="T32">маршрута</text:span></text:p>
        </text:list-item>
        <text:list-item>
          <text:p text:style-name="P8"><text:span text:style-name="T32">Сложность</text:span><text:span text:style-name="T34"> </text:span><text:span text:style-name="T32">маршрута</text:span></text:p>
        </text:list-item>
        <text:list-item>
          <text:p text:style-name="P8"><text:soft-page-break/><text:span text:style-name="T32">Предполагаемые</text:span><text:span text:style-name="T30"> </text:span><text:span text:style-name="T32">даты</text:span><text:span text:style-name="T30"> </text:span><text:span text:style-name="T32">похода</text:span></text:p>
        </text:list-item>
        <text:list-item>
          <text:p text:style-name="P8"><text:span text:style-name="T32">Количество</text:span><text:span text:style-name="T48"> </text:span><text:span text:style-name="T32">интересных</text:span><text:span text:style-name="T51"> </text:span><text:span text:style-name="T32">зон</text:span><text:span text:style-name="T53"> </text:span><text:span text:style-name="T32">для</text:span><text:span text:style-name="T46"> </text:span><text:span text:style-name="T32">посещения</text:span><text:span text:style-name="T51"> </text:span><text:span text:style-name="T32">в</text:span><text:span text:style-name="T51"> </text:span><text:span text:style-name="T32">маршруте,</text:span><text:span text:style-name="T53"> </text:span><text:span text:style-name="T32">которые</text:span><text:span text:style-name="T63"> </text:span><text:span text:style-name="T32">можно</text:span><text:span text:style-name="T22"> </text:span><text:span text:style-name="T32">успеть</text:span><text:span text:style-name="T26"> </text:span><text:span text:style-name="T32">посетить</text:span><text:span text:style-name="T43"> </text:span><text:span text:style-name="T32">за</text:span><text:span text:style-name="T34"> </text:span><text:span text:style-name="T32">желаемое</text:span><text:span text:style-name="T34"> </text:span><text:span text:style-name="T32">время</text:span><text:span text:style-name="T30"> </text:span><text:span text:style-name="T32">похода</text:span></text:p>
        </text:list-item>
      </text:list>
      <text:p text:style-name="P12"><text:span text:style-name="T33">Предусмотрите способ для выбора понравившегося варианта и кнопку</text:span><text:span text:style-name="T39"> </text:span><text:span text:style-name="T33">для</text:span><text:span text:style-name="T31"> </text:span><text:span text:style-name="T33">перехода</text:span><text:span text:style-name="T31"> </text:span><text:span text:style-name="T33">к выбору конкретных</text:span><text:span text:style-name="T44"> </text:span><text:span text:style-name="T33">зон</text:span><text:span text:style-name="T23"> </text:span><text:span text:style-name="T33">для</text:span><text:span text:style-name="T44"> </text:span><text:span text:style-name="T33">посещения</text:span><text:span text:style-name="T58"> </text:span><text:span text:style-name="T33">во</text:span><text:span text:style-name="T44"> </text:span><text:span text:style-name="T33">время</text:span><text:span text:style-name="T35"> </text:span><text:span text:style-name="T33">маршрута.</text:span></text:p>
      <text:p text:style-name="P4"/>
      <text:p text:style-name="P4"/>
      <text:h text:style-name="P5" text:outline-level="2"><text:span text:style-name="T9">Страница</text:span><text:span text:style-name="T60"> </text:span><text:span text:style-name="T9">выбора</text:span><text:span text:style-name="T21"> </text:span><text:span text:style-name="T9">зон</text:span><text:span text:style-name="T29"> </text:span><text:span text:style-name="T9">в</text:span><text:span text:style-name="T60"> </text:span><text:span text:style-name="T9">маршруте</text:span></text:h>
      <text:p text:style-name="P6"><text:span text:style-name="T33">На</text:span><text:span text:style-name="T58"> </text:span><text:span text:style-name="T33">этой</text:span><text:span text:style-name="T31"> </text:span><text:span text:style-name="T33">странице</text:span><text:span text:style-name="T44"> </text:span><text:span text:style-name="T33">необходимо</text:span><text:span text:style-name="T23"> </text:span><text:span text:style-name="T33">отобразить:</text:span></text:p>
      <text:list xml:id="list135738533123201" text:continue-numbering="true" text:style-name="WWNum9">
        <text:list-item>
          <text:p text:style-name="P8"><text:span text:style-name="T32">Схему</text:span><text:span text:style-name="T78"> </text:span><text:span text:style-name="T32">маршрута</text:span><text:span text:style-name="T79"> </text:span><text:span text:style-name="T32">с</text:span><text:span text:style-name="T79"> </text:span><text:span text:style-name="T32">возможностью</text:span><text:span text:style-name="T80"> </text:span><text:span text:style-name="T32">выбрать</text:span><text:span text:style-name="T79"> </text:span><text:span text:style-name="T32">доступные</text:span><text:span text:style-name="T79"> </text:span><text:span text:style-name="T32">зоны</text:span><text:span text:style-name="T80"> </text:span><text:span text:style-name="T32">для</text:span><text:span text:style-name="T63"> </text:span><text:span text:style-name="T32">посещения.</text:span><text:span text:style-name="T26"> </text:span><text:span text:style-name="T32">Для</text:span><text:span text:style-name="T57"> </text:span><text:span text:style-name="T32">каждой</text:span><text:span text:style-name="T34"> </text:span><text:span text:style-name="T32">зоны</text:span><text:span text:style-name="T30"> </text:span><text:span text:style-name="T32">предусмотреть краткое</text:span><text:span text:style-name="T30"> </text:span><text:span text:style-name="T32">описание</text:span><text:span text:style-name="T43"> </text:span><text:span text:style-name="T32">с</text:span><text:span text:style-name="T34"> </text:span><text:span text:style-name="T32">фото.</text:span></text:p>
        </text:list-item>
        <text:list-item>
          <text:p text:style-name="P8"><text:span text:style-name="T32">Кнопку</text:span><text:span text:style-name="T34"> </text:span><text:span text:style-name="T32">для</text:span><text:span text:style-name="T57"> </text:span><text:span text:style-name="T32">перехода к странице</text:span><text:span text:style-name="T43"> </text:span><text:span text:style-name="T32">бронирования.</text:span></text:p>
        </text:list-item>
      </text:list>
      <text:p text:style-name="P2"/>
      <text:p text:style-name="P3"/>
      <text:h text:style-name="P5" text:outline-level="2"><text:span text:style-name="T9">Страница</text:span><text:span text:style-name="T67"> </text:span><text:span text:style-name="T9">бронирования</text:span></text:h>
      <text:p text:style-name="P6"><text:span text:style-name="T33">На</text:span><text:span text:style-name="T81"> </text:span><text:span text:style-name="T33">этой</text:span><text:span text:style-name="T81"> </text:span><text:span text:style-name="T33">странице</text:span><text:span text:style-name="T82"> </text:span><text:span text:style-name="T33">необходимо</text:span><text:span text:style-name="T83"> </text:span><text:span text:style-name="T33">отобразить</text:span><text:span text:style-name="T82"> </text:span><text:span text:style-name="T33">форму</text:span><text:span text:style-name="T81"> </text:span><text:span text:style-name="T33">для</text:span><text:span text:style-name="T84"> </text:span><text:span text:style-name="T33">сбора</text:span><text:span text:style-name="T82"> </text:span><text:span text:style-name="T33">данных</text:span><text:span text:style-name="T84"> </text:span><text:span text:style-name="T33">о</text:span><text:span text:style-name="T64"> </text:span><text:span text:style-name="T33">заказе</text:span><text:span text:style-name="T27"> </text:span><text:span text:style-name="T33">и</text:span><text:span text:style-name="T35"> </text:span><text:span text:style-name="T33">определения набора</text:span><text:span text:style-name="T58"> </text:span><text:span text:style-name="T33">дополнительных</text:span><text:span text:style-name="T58"> </text:span><text:span text:style-name="T33">услуг,</text:span><text:span text:style-name="T35"> </text:span><text:span text:style-name="T33">а</text:span><text:span text:style-name="T44"> </text:span><text:span text:style-name="T33">именно:</text:span></text:p>
      <text:list xml:id="list135739743925514" text:continue-numbering="true" text:style-name="WWNum9">
        <text:list-item>
          <text:p text:style-name="P8"><text:span text:style-name="T32">Данные</text:span><text:span text:style-name="T30"> </text:span><text:span text:style-name="T32">о</text:span><text:span text:style-name="T43"> </text:span><text:span text:style-name="T32">заказе</text:span></text:p>
        </text:list-item>
      </text:list>
      <text:p text:style-name="P15"><text:span text:style-name="T85">🌕</text:span><text:span text:style-name="T86"><text:tab/></text:span><text:span text:style-name="T33">Регион</text:span></text:p>
      <text:p text:style-name="P15"><text:span text:style-name="T85">🌕</text:span><text:span text:style-name="T86"><text:tab/></text:span><text:span text:style-name="T33">Наименование</text:span><text:span text:style-name="T23"> </text:span><text:span text:style-name="T33">маршрута</text:span></text:p>
      <text:p text:style-name="P15"><text:span text:style-name="T85">🌕</text:span><text:span text:style-name="T86"><text:tab/></text:span><text:span text:style-name="T33">Выбранные</text:span><text:span text:style-name="T31"> </text:span><text:span text:style-name="T33">зоны</text:span><text:span text:style-name="T35"> </text:span><text:span text:style-name="T33">для</text:span><text:span text:style-name="T27"> </text:span><text:span text:style-name="T33">посещения</text:span></text:p>
      <text:p text:style-name="P15"><text:span text:style-name="T85">🌕</text:span><text:span text:style-name="T86"><text:tab/></text:span><text:span text:style-name="T33">Предполагаемые</text:span><text:span text:style-name="T31"> </text:span><text:span text:style-name="T33">даты</text:span><text:span text:style-name="T31"> </text:span><text:span text:style-name="T33">похода</text:span></text:p>
      <text:p text:style-name="P15"><text:span text:style-name="T85">🌕</text:span><text:span text:style-name="T86"><text:tab/></text:span><text:span text:style-name="T33">Количество</text:span><text:span text:style-name="T31"> </text:span><text:span text:style-name="T33">человек</text:span></text:p>
      <text:p text:style-name="P15"><text:span text:style-name="T85">🌕</text:span><text:span text:style-name="T86"><text:tab/></text:span><text:span text:style-name="T33">Стоимость</text:span></text:p>
      <text:list xml:id="list135739621841074" text:continue-numbering="true" text:style-name="WWNum9">
        <text:list-item>
          <text:p text:style-name="P8"><text:span text:style-name="T32">Выбор</text:span><text:span text:style-name="T34"> </text:span><text:span text:style-name="T32">дополнительных</text:span><text:span text:style-name="T30"> </text:span><text:span text:style-name="T32">услуг:</text:span></text:p>
        </text:list-item>
      </text:list>
      <text:p text:style-name="P15"><text:span text:style-name="T85">🌕</text:span><text:span text:style-name="T86"><text:tab/></text:span><text:span text:style-name="T33">Услуги</text:span><text:span text:style-name="T58"> </text:span><text:span text:style-name="T33">проводника</text:span></text:p>
      <text:p text:style-name="P15"><text:span text:style-name="T85">🌕</text:span><text:span text:style-name="T86"><text:tab/></text:span><text:span text:style-name="T33">Услуги</text:span><text:span text:style-name="T66"> </text:span><text:span text:style-name="T33">аренды</text:span><text:span text:style-name="T66"> </text:span><text:span text:style-name="T33">туристического</text:span><text:span text:style-name="T31"> </text:span><text:span text:style-name="T33">оборудования</text:span></text:p>
      <text:p text:style-name="P15"><text:span text:style-name="T85">🌕</text:span><text:span text:style-name="T86"><text:tab/></text:span><text:span text:style-name="T33">Услуги</text:span><text:span text:style-name="T27"> </text:span><text:span text:style-name="T33">фотографа/видео оператора</text:span></text:p>
      <text:p text:style-name="P15"><text:span text:style-name="T85">🌕</text:span><text:span text:style-name="T86"><text:tab/></text:span><text:span text:style-name="T33">Страхование</text:span><text:span text:style-name="T31"> </text:span><text:span text:style-name="T33">от</text:span><text:span text:style-name="T58"> </text:span><text:span text:style-name="T33">несчастных</text:span><text:span text:style-name="T58"> </text:span><text:span text:style-name="T33">случаев</text:span></text:p>
      <text:list xml:id="list135738681391023" text:continue-numbering="true" text:style-name="WWNum9">
        <text:list-item>
          <text:p text:style-name="P8"><text:span text:style-name="T32">Поле</text:span><text:span text:style-name="T22"> </text:span><text:span text:style-name="T32">для</text:span><text:span text:style-name="T30"> </text:span><text:span text:style-name="T32">дополнительного</text:span><text:span text:style-name="T43"> </text:span><text:span text:style-name="T32">комментария</text:span><text:span text:style-name="T43"> </text:span><text:span text:style-name="T32">к</text:span><text:span text:style-name="T43"> </text:span><text:span text:style-name="T32">заказу</text:span></text:p>
        </text:list-item>
        <text:list-item>
          <text:p text:style-name="P8"><text:span text:style-name="T32">Поле</text:span><text:span text:style-name="T57"> </text:span><text:span text:style-name="T32">для</text:span><text:span text:style-name="T43"> </text:span><text:span text:style-name="T32">ввода</text:span><text:span text:style-name="T43"> </text:span><text:span text:style-name="T32">email</text:span><text:span text:style-name="T38"> </text:span><text:span text:style-name="T32">заказчика</text:span></text:p>
        </text:list-item>
        <text:list-item>
          <text:p text:style-name="P8"><text:span text:style-name="T32">Итоговая</text:span><text:span text:style-name="T30"> </text:span><text:span text:style-name="T32">стоимость</text:span></text:p>
        </text:list-item>
        <text:list-item>
          <text:p text:style-name="P8"><text:span text:style-name="T32">Кнопка</text:span><text:span text:style-name="T34"> </text:span><text:span text:style-name="T32">для</text:span><text:span text:style-name="T26"> </text:span><text:span text:style-name="T32">оформления</text:span><text:span text:style-name="T34"> </text:span><text:span text:style-name="T32">бронирования</text:span></text:p>
        </text:list-item>
      </text:list>
      <text:h text:style-name="P5" text:outline-level="2"><text:span text:style-name="T9">ИНСТРУКЦИЯ</text:span><text:span text:style-name="T37"> </text:span><text:span text:style-name="T9">ДЛЯ УЧАСТНИКА</text:span></text:h>
      <text:p text:style-name="P12"><text:span text:style-name="T33">Сохраните</text:span><text:span text:style-name="T27"> </text:span><text:span text:style-name="T33">сверстанные страницы</text:span><text:span text:style-name="T35"> </text:span><text:span text:style-name="T33">со</text:span><text:span text:style-name="T44"> </text:span><text:span text:style-name="T33">следующими</text:span><text:span text:style-name="T58"> </text:span><text:span text:style-name="T33">именами:</text:span></text:p>
      <text:list xml:id="list135740195908910" text:continue-numbering="true" text:style-name="WWNum9">
        <text:list-item>
          <text:p text:style-name="P14"><text:span text:style-name="T32">Главная</text:span><text:span text:style-name="T34"> </text:span><text:span text:style-name="T32">страница -</text:span><text:span text:style-name="T34"> </text:span><text:span text:style-name="T32">Landing Page</text:span><text:span text:style-name="T30"> </text:span><text:span text:style-name="T32">– index.html</text:span></text:p>
        </text:list-item>
        <text:list-item>
          <text:p text:style-name="P8"><text:span text:style-name="T32">Страница</text:span><text:span text:style-name="T57"> </text:span><text:span text:style-name="T32">с</text:span><text:span text:style-name="T43"> </text:span><text:span text:style-name="T32">результатами</text:span><text:span text:style-name="T43"> </text:span><text:span text:style-name="T32">поиска</text:span><text:span text:style-name="T38"> </text:span><text:span text:style-name="T32">маршрутов</text:span><text:span text:style-name="T34"> </text:span><text:span text:style-name="T32">– search.html</text:span></text:p>
        </text:list-item>
        <text:list-item>
          <text:p text:style-name="P8"><text:span text:style-name="T32">Страница</text:span><text:span text:style-name="T34"> </text:span><text:span text:style-name="T32">выбора</text:span><text:span text:style-name="T34"> </text:span><text:span text:style-name="T32">зон</text:span><text:span text:style-name="T57"> </text:span><text:span text:style-name="T32">для</text:span><text:span text:style-name="T34"> </text:span><text:span text:style-name="T32">посещения</text:span><text:span text:style-name="T43"> </text:span><text:span text:style-name="T32">–</text:span><text:span text:style-name="T38"> </text:span><text:span text:style-name="T32">seat.html</text:span></text:p>
        </text:list-item>
        <text:list-item>
          <text:p text:style-name="P8"><text:span text:style-name="T32">Страница</text:span><text:span text:style-name="T43"> </text:span><text:span text:style-name="T32">бронирования</text:span><text:span text:style-name="T38"> </text:span><text:span text:style-name="T32">– booking.html</text:span></text:p>
        </text:list-item>
      </text:list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/>
    <style:font-face style:name="Microsoft Sans Serif1" svg:font-family="'Microsoft Sans Serif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Обычный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font-size="10pt" fo:font-weight="bold" style:font-size-asian="10pt" style:font-weight-asian="bold" style:font-size-complex="10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45cm" fo:margin-right="0.642cm" fo:margin-top="0.15cm" fo:margin-bottom="0cm" style:contextual-spacing="false" fo:text-indent="0cm" style:auto-text-indent="false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82" style:display-name="ListLabel 82" style:family="text">
      <style:text-properties style:font-name="Times New Roman" fo:font-family="'Times New Roman'" style:font-family-generic="roman"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fo:font-size="14pt" fo:language="ru" fo:country="RU" style:font-name-asian="Wingdings" style:font-family-asian="Wingdings" style:font-family-generic-asian="system" style:font-pitch-asian="variable" style:font-size-asian="14pt" style:language-asian="en" style:country-asian="US" style:font-name-complex="Wingdings" style:font-family-complex="Wingdings" style:font-family-generic-complex="system" style:font-pitch-complex="variable" style:font-size-complex="14pt" style:language-complex="ar" style:country-complex="SA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fo:font-size="14pt" fo:language="ru" fo:country="RU" style:font-name-asian="Tahoma" style:font-family-asian="Tahoma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 style:language-complex="ar" style:country-complex="SA" style:text-scale="100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1.249cm" fo:margin-left="3.948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5.417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6.883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8.348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9.814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1.28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2.746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4.212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5.6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" style:num-suffix="" text:bullet-char="">
        <style:list-level-properties text:list-level-position-and-space-mode="label-alignment">
          <style:list-level-label-alignment text:label-followed-by="listtab" fo:text-indent="-1.249cm" fo:margin-left="1.45cm"/>
        </style:list-level-properties>
        <style:text-properties style:font-name="Wingdings1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3.163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4.879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6.595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8.311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0.028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1.744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3.46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5.1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■" style:num-suffix="■" text:bullet-char="■">
        <style:list-level-properties text:list-level-position-and-space-mode="label-alignment">
          <style:list-level-label-alignment text:label-followed-by="listtab" fo:text-indent="-1.249cm" fo:margin-left="3.948cm"/>
        </style:list-level-properties>
        <style:text-properties style:font-name="Tahoma1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5.417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6.883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8.348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9.814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1.28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2.746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4.212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1.249cm" fo:margin-left="15.6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13:57:37.478000000</dc:date>
    <meta:editing-duration>PT3S</meta:editing-duration>
    <meta:editing-cycles>1</meta:editing-cycles>
    <meta:document-statistic meta:table-count="0" meta:image-count="0" meta:object-count="0" meta:page-count="3" meta:paragraph-count="89" meta:word-count="633" meta:character-count="4562" meta:non-whitespace-character-count="4041"/>
    <meta:generator>LibreOffice/7.4.0.3$Windows_X86_64 LibreOffice_project/f85e47c08ddd19c015c0114a68350214f7066f5a</meta:generator>
  </office:meta>
</office:document-meta>
</file>